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1.599cm" fo:margin-left="2.734cm" table:align="left"/>
    </style:style>
    <style:style style:name="Tabelle2.A" style:family="table-column">
      <style:table-column-properties style:column-width="3.866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6.327cm" table:align="right"/>
    </style:style>
    <style:style style:name="Tabelle5.A" style:family="table-column">
      <style:table-column-properties style:column-width="7.832cm"/>
    </style:style>
    <style:style style:name="Tabelle5.B" style:family="table-column">
      <style:table-column-properties style:column-width="8.495cm"/>
    </style:style>
    <style:style style:name="Tabelle5.A1" style:family="table-cell">
      <style:table-cell-properties fo:padding="0cm" fo:border="none"/>
    </style:style>
    <style:style style:name="Tabelle6" style:family="table">
      <style:table-properties style:width="14.797cm" fo:margin-left="1.252cm" table:align="left"/>
    </style:style>
    <style:style style:name="Tabelle6.A" style:family="table-column">
      <style:table-column-properties style:column-width="2.879cm"/>
    </style:style>
    <style:style style:name="Tabelle6.C" style:family="table-column">
      <style:table-column-properties style:column-width="2.152cm"/>
    </style:style>
    <style:style style:name="Tabelle6.D" style:family="table-column">
      <style:table-column-properties style:column-width="2.886cm"/>
    </style:style>
    <style:style style:name="Tabelle6.E" style:family="table-column">
      <style:table-column-properties style:column-width="4.002cm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B1" style:family="table-cell">
      <style:table-cell-properties fo:padding="0.097cm" fo:border="0.05pt solid #000000"/>
    </style:style>
    <style:style style:name="Tabelle6.C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13.508cm" style:rel-column-width="52071*"/>
    </style:style>
    <style:style style:name="Tabelle9.B" style:family="table-column">
      <style:table-column-properties style:column-width="3.493cm" style:rel-column-width="13464*"/>
    </style:style>
    <style:style style:name="Tabelle9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81cm" style:rel-column-width="10832*"/>
    </style:style>
    <style:style style:name="Tabelle8.B" style:family="table-column">
      <style:table-column-properties style:column-width="3.547cm" style:rel-column-width="13675*"/>
    </style:style>
    <style:style style:name="Tabelle8.E" style:family="table-column">
      <style:table-column-properties style:column-width="3.549cm" style:rel-column-width="13678*"/>
    </style:style>
    <style:style style:name="Tabelle8.A1" style:family="table-cell">
      <style:table-cell-properties fo:padding="0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5.292cm" style:rel-column-width="20398*"/>
    </style:style>
    <style:style style:name="Tabelle7.B" style:family="table-column">
      <style:table-column-properties style:column-width="6.715cm" style:rel-column-width="25886*"/>
    </style:style>
    <style:style style:name="Tabelle7.C" style:family="table-column">
      <style:table-column-properties style:column-width="4.994cm" style:rel-column-width="19251*"/>
    </style:style>
    <style:style style:name="Tabelle7.A1" style:family="table-cell">
      <style:table-cell-properties fo:padding="0cm" fo:border="none"/>
    </style:style>
    <style:style style:name="Tabelle10" style:family="table">
      <style:table-properties style:width="16.999cm" fo:break-before="page" table:align="right"/>
    </style:style>
    <style:style style:name="Tabelle10.A" style:family="table-column">
      <style:table-column-properties style:column-width="11.508cm"/>
    </style:style>
    <style:style style:name="Tabelle10.B" style:family="table-column">
      <style:table-column-properties style:column-width="5.491cm"/>
    </style:style>
    <style:style style:name="Tabelle10.A1" style:family="table-cell">
      <style:table-cell-properties fo:padding="0cm" fo:border="none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8.5cm" style:rel-column-width="32767*"/>
    </style:style>
    <style:style style:name="Tabelle11.B" style:family="table-column">
      <style:table-column-properties style:column-width="8.5cm" style:rel-column-width="32768*"/>
    </style:style>
    <style:style style:name="Tabelle11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6fe147" officeooo:paragraph-rsid="016fe147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4pt" officeooo:rsid="01712662" officeooo:paragraph-rsid="01712662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4pt" officeooo:rsid="01729555" officeooo:paragraph-rsid="01729555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b7fa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6fe14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2175d84" officeooo:paragraph-rsid="0158be9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2175d84" officeooo:paragraph-rsid="0188521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2175d84" officeooo:paragraph-rsid="016fe14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97788" officeooo:paragraph-rsid="0169778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fe147" officeooo:paragraph-rsid="016fe147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6fe147" officeooo:paragraph-rsid="0188521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6110b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7022e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8d348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022eb" officeooo:paragraph-rsid="017022e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12662" officeooo:paragraph-rsid="01712662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174eb20" officeooo:paragraph-rsid="0174eb2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6645f" officeooo:paragraph-rsid="0176645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ee212" officeooo:paragraph-rsid="017ee212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ee212" officeooo:paragraph-rsid="017fd88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7ee212" officeooo:paragraph-rsid="018535f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8d3486" officeooo:paragraph-rsid="018d348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weight="normal" officeooo:rsid="016110b8" officeooo:paragraph-rsid="017022e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697788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4be2db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12662" officeooo:paragraph-rsid="01712662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12662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0f91c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6645f" officeooo:paragraph-rsid="0176645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799c5" officeooo:paragraph-rsid="017799c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799c5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8bb8a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178bb8a" officeooo:paragraph-rsid="0178bb8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d156a" officeooo:paragraph-rsid="017d156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ee212" officeooo:paragraph-rsid="017ee212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ee212" officeooo:paragraph-rsid="018535f9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ee212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70732" officeooo:paragraph-rsid="01870732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535f9" officeooo:paragraph-rsid="018535f9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7022eb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18d3486" officeooo:paragraph-rsid="018d3486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bold" officeooo:rsid="018535f9" officeooo:paragraph-rsid="018535f9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normal" officeooo:rsid="014be2db" officeooo:paragraph-rsid="016110b8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normal" officeooo:rsid="014be2db" officeooo:paragraph-rsid="0178bb8a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4be2db" officeooo:paragraph-rsid="01712662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4be2db" officeooo:paragraph-rsid="0178bb8a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7799c5" officeooo:paragraph-rsid="017799c5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78bb8a" officeooo:paragraph-rsid="0178bb8a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weight="bold" officeooo:rsid="016110b8" officeooo:paragraph-rsid="016110b8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4pt" fo:font-weight="bold" officeooo:rsid="01712662" officeooo:paragraph-rsid="0171266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weight="normal" officeooo:rsid="01e03e6a" officeooo:paragraph-rsid="016e1f62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font-style="normal" fo:font-weight="normal" officeooo:rsid="017ee212" officeooo:paragraph-rsid="017ee21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font-style="normal" fo:font-weight="normal" officeooo:rsid="017ee212" officeooo:paragraph-rsid="017fd887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font-style="normal" fo:font-weight="normal" officeooo:rsid="017ee212" officeooo:paragraph-rsid="018535f9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 draw:fill-color="#ffffff"/>
      <style:paragraph-properties fo:margin-top="0cm" fo:margin-bottom="0cm" loext:contextual-spacing="false" fo:text-align="justify" style:justify-single-word="false" fo:background-color="transparent"/>
      <style:text-properties style:font-name="Courier New" fo:font-size="14pt" fo:font-style="normal" fo:font-weight="normal" officeooo:rsid="017ee212" officeooo:paragraph-rsid="018535f9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4pt" fo:font-weight="normal" officeooo:rsid="017ee212" officeooo:paragraph-rsid="017ee212" style:font-size-asian="14pt" style:font-weight-asian="normal" style:font-size-complex="14pt" style:font-weight-complex="normal"/>
    </style:style>
    <style:style style:name="P66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weight="normal" officeooo:rsid="017ee212" officeooo:paragraph-rsid="017ee212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weight="normal" officeooo:rsid="017ee212" officeooo:paragraph-rsid="017fd88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style="normal" fo:font-weight="normal" officeooo:rsid="017ee212" officeooo:paragraph-rsid="017ee212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style="normal" fo:font-weight="normal" officeooo:rsid="017ee212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2pt" fo:font-style="normal" fo:font-weight="normal" officeooo:rsid="017fd887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top="0cm" fo:margin-bottom="0cm" loext:contextual-spacing="false" fo:text-align="start" style:justify-single-word="false"/>
      <style:text-properties style:use-window-font-color="true" style:font-name="Liberation Serif" fo:font-size="12pt" fo:font-style="normal" fo:font-weight="normal" officeooo:rsid="017fd887" officeooo:paragraph-rsid="017fd887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Liberation Serif" fo:font-size="14pt" fo:font-style="normal" fo:font-weight="bold" officeooo:rsid="01870732" officeooo:paragraph-rsid="01870732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margin-top="0cm" fo:margin-bottom="0cm" loext:contextual-spacing="false" fo:text-align="justify" style:justify-single-word="false"/>
      <style:text-properties fo:color="#00cc00" style:font-name="Courier New" fo:font-size="14pt" fo:font-style="normal" fo:font-weight="bold" officeooo:rsid="017ee212" officeooo:paragraph-rsid="017ee212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margin-top="0cm" fo:margin-bottom="0cm" loext:contextual-spacing="false" fo:text-align="justify" style:justify-single-word="false"/>
      <style:text-properties fo:color="#0000ff" style:font-name="Liberation Serif" fo:font-size="12pt" fo:font-style="normal" fo:font-weight="bold" officeooo:rsid="017fd887" officeooo:paragraph-rsid="0181e717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weight="bold" officeooo:rsid="016fe147" officeooo:paragraph-rsid="016fe147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7d156a" officeooo:paragraph-rsid="017d156a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style="normal" fo:font-weight="bold" officeooo:rsid="018d3486" officeooo:paragraph-rsid="018d3486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2pt" fo:font-weight="normal" officeooo:rsid="01712662" officeooo:paragraph-rsid="01712662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74eb20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76645f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8bb8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9e1a3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7bc279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b0688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Courier New" fo:font-size="14pt" fo:font-weight="normal" officeooo:rsid="016110b8" officeooo:paragraph-rsid="018d3486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79e1a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Courier New" fo:font-size="14pt" fo:font-weight="normal" officeooo:rsid="0179e1a3" officeooo:paragraph-rsid="018b0688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Courier New" fo:font-size="14pt" fo:font-weight="normal" officeooo:rsid="017bc279" officeooo:paragraph-rsid="017bc279" style:font-size-asian="14pt" style:font-weight-asian="normal" style:font-size-complex="14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Courier New" fo:font-size="14pt" fo:font-weight="normal" officeooo:rsid="0174eb20" officeooo:paragraph-rsid="0174eb20" style:font-size-asian="14pt" style:font-weight-asian="normal" style:font-size-complex="14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Courier New" fo:font-size="14pt" fo:font-weight="normal" officeooo:rsid="0176645f" officeooo:paragraph-rsid="0174eb20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Courier New" fo:font-size="14pt" fo:font-weight="normal" officeooo:rsid="018d3486" officeooo:paragraph-rsid="018d3486" style:font-size-asian="14pt" style:font-weight-asian="normal" style:font-size-complex="14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Courier New" fo:font-size="14pt" fo:font-weight="normal" officeooo:rsid="017bc71e" officeooo:paragraph-rsid="019547c7" style:font-size-asian="14pt" style:font-weight-asian="normal" style:font-size-complex="14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Courier New" fo:font-size="14pt" fo:font-weight="normal" officeooo:rsid="016110b8" officeooo:paragraph-rsid="018d3486" style:font-size-asian="12.25pt" style:font-weight-asian="normal" style:font-size-complex="14pt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6110b8" officeooo:paragraph-rsid="017022eb" style:font-size-asian="12pt" style:font-weight-asian="normal" style:font-size-complex="12pt" style:font-weight-complex="normal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7022eb" officeooo:paragraph-rsid="017022eb" style:font-size-asian="12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justify" style:justify-single-word="false"/>
      <style:text-properties style:font-name="Courier New" fo:font-size="14pt" fo:font-weight="normal" officeooo:rsid="016110b8" officeooo:paragraph-rsid="017022eb" style:font-size-asian="14pt" style:font-weight-asian="normal" style:font-size-complex="14pt" style:font-weight-complex="normal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Courier New" fo:font-size="14pt" fo:font-weight="normal" officeooo:rsid="016110b8" officeooo:paragraph-rsid="017022eb" style:font-size-asian="12.25pt" style:font-weight-asian="normal" style:font-size-complex="14pt" style:font-weight-complex="normal"/>
    </style:style>
    <style:style style:name="P10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175ab"/>
    </style:style>
    <style:style style:name="T2" style:family="text">
      <style:text-properties officeooo:rsid="01697788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840c47" style:font-style-asian="normal" style:font-style-complex="normal"/>
    </style:style>
    <style:style style:name="T6" style:family="text">
      <style:text-properties fo:font-style="normal" officeooo:rsid="002f15d1" style:font-style-asian="normal" style:font-style-complex="normal"/>
    </style:style>
    <style:style style:name="T7" style:family="text">
      <style:text-properties fo:font-style="normal" officeooo:rsid="016e1f62" style:font-style-asian="normal" style:font-style-complex="normal"/>
    </style:style>
    <style:style style:name="T8" style:family="text">
      <style:text-properties fo:font-style="normal" officeooo:rsid="017fd887" style:font-style-asian="normal" style:font-style-complex="normal"/>
    </style:style>
    <style:style style:name="T9" style:family="text">
      <style:text-properties fo:font-style="normal" officeooo:rsid="0181e717" style:font-style-asian="normal" style:font-style-complex="normal"/>
    </style:style>
    <style:style style:name="T10" style:family="text">
      <style:text-properties fo:font-style="normal" officeooo:rsid="0198b1ce" style:font-style-asian="normal" style:font-style-complex="normal"/>
    </style:style>
    <style:style style:name="T11" style:family="text">
      <style:text-properties officeooo:rsid="016fe14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 New" fo:font-size="14pt" officeooo:rsid="016110b8" style:font-size-asian="12.25pt" style:font-size-complex="14pt"/>
    </style:style>
    <style:style style:name="T14" style:family="text">
      <style:text-properties style:font-name="Courier New" fo:font-size="14pt" officeooo:rsid="016110b8" style:font-size-asian="10.5pt" style:font-size-complex="14pt"/>
    </style:style>
    <style:style style:name="T15" style:family="text">
      <style:text-properties style:font-name="Courier New" fo:font-size="14pt" style:font-size-asian="14pt" style:font-size-complex="14pt"/>
    </style:style>
    <style:style style:name="T16" style:family="text">
      <style:text-properties style:font-name="Courier New" fo:font-size="14pt" officeooo:rsid="0174eb20" style:font-size-asian="14pt" style:font-size-complex="14pt"/>
    </style:style>
    <style:style style:name="T17" style:family="text">
      <style:text-properties style:font-name="Courier New" officeooo:rsid="019547c7"/>
    </style:style>
    <style:style style:name="T18" style:family="text">
      <style:text-properties officeooo:rsid="0174eb20"/>
    </style:style>
    <style:style style:name="T19" style:family="text">
      <style:text-properties officeooo:rsid="017799c5"/>
    </style:style>
    <style:style style:name="T20" style:family="text">
      <style:text-properties officeooo:rsid="0178bb8a"/>
    </style:style>
    <style:style style:name="T21" style:family="text">
      <style:text-properties officeooo:rsid="017bc71e"/>
    </style:style>
    <style:style style:name="T22" style:family="text">
      <style:text-properties fo:color="#00cc00" fo:font-weight="bold" style:font-weight-asian="bold" style:font-weight-complex="bold"/>
    </style:style>
    <style:style style:name="T23" style:family="text">
      <style:text-properties fo:color="#00cc00" fo:font-weight="bold" officeooo:rsid="017f6d82" style:font-weight-asian="bold" style:font-weight-complex="bold"/>
    </style:style>
    <style:style style:name="T24" style:family="text">
      <style:text-properties fo:color="#00cc00" fo:font-weight="bold" officeooo:rsid="017fd887" style:font-weight-asian="bold" style:font-weight-complex="bold"/>
    </style:style>
    <style:style style:name="T25" style:family="text">
      <style:text-properties fo:color="#00cc00" fo:font-weight="bold" officeooo:rsid="0181e717" style:font-weight-asian="bold" style:font-weight-complex="bold"/>
    </style:style>
    <style:style style:name="T26" style:family="text">
      <style:text-properties fo:color="#00cc00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cc00" fo:font-style="normal" fo:font-weight="bold" officeooo:rsid="017fd887" style:font-style-asian="normal" style:font-weight-asian="bold" style:font-style-complex="normal" style:font-weight-complex="bold"/>
    </style:style>
    <style:style style:name="T28" style:family="text">
      <style:text-properties fo:color="#0000ff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color="#0000ff" fo:font-style="normal" fo:font-weight="bold" officeooo:rsid="017fd887" style:font-style-asian="normal" style:font-weight-asian="bold" style:font-style-complex="normal" style:font-weight-complex="bold"/>
    </style:style>
    <style:style style:name="T30" style:family="text">
      <style:text-properties fo:color="#0000ff" fo:font-style="normal" fo:font-weight="bold" officeooo:rsid="0198b1ce" style:font-style-asian="normal" style:font-weight-asian="bold" style:font-style-complex="normal" style:font-weight-complex="bold"/>
    </style:style>
    <style:style style:name="T31" style:family="text">
      <style:text-properties fo:color="#0000ff" fo:font-weight="bold" style:font-weight-asian="bold" style:font-weight-complex="bold"/>
    </style:style>
    <style:style style:name="T32" style:family="text">
      <style:text-properties fo:color="#0000ff" fo:font-weight="bold" officeooo:rsid="0181e717" style:font-weight-asian="bold" style:font-weight-complex="bold"/>
    </style:style>
    <style:style style:name="T33" style:family="text">
      <style:text-properties fo:color="#0000ff" fo:font-weight="bold" officeooo:rsid="017fd887" style:font-weight-asian="bold" style:font-weight-complex="bold"/>
    </style:style>
    <style:style style:name="T34" style:family="text">
      <style:text-properties fo:color="#ff0000" fo:font-style="normal" style:font-style-asian="normal" style:font-style-complex="normal"/>
    </style:style>
    <style:style style:name="T35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color="#ff0000" fo:font-weight="bold" style:font-weight-asian="bold" style:font-weight-complex="bold"/>
    </style:style>
    <style:style style:name="T37" style:family="text">
      <style:text-properties fo:background-color="#ffff99" loext:char-shading-value="0"/>
    </style:style>
    <style:style style:name="T38" style:family="text">
      <style:text-properties officeooo:rsid="0198b1ce" fo:background-color="#ffff99" loext:char-shading-value="0"/>
    </style:style>
    <style:style style:name="T39" style:family="text">
      <style:text-properties officeooo:rsid="017fd887"/>
    </style:style>
    <style:style style:name="T40" style:family="text">
      <style:text-properties officeooo:rsid="0181e717"/>
    </style:style>
    <style:style style:name="T41" style:family="text">
      <style:text-properties fo:background-color="transparent" loext:char-shading-value="0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fo:background-color="#ffff99" loext:char-shading-value="0"/>
    </style:style>
    <style:style style:name="T44" style:family="text">
      <style:text-properties officeooo:rsid="0188521a"/>
    </style:style>
    <style:style style:name="T45" style:family="text">
      <style:text-properties officeooo:rsid="018983bb"/>
    </style:style>
    <style:style style:name="T46" style:family="text">
      <style:text-properties officeooo:rsid="018b0688"/>
    </style:style>
    <style:style style:name="T47" style:family="text">
      <style:text-properties officeooo:rsid="018d3486"/>
    </style:style>
    <style:style style:name="T48" style:family="text">
      <style:text-properties officeooo:rsid="0190a0c1"/>
    </style:style>
    <style:style style:name="T49" style:family="text">
      <style:text-properties officeooo:rsid="01920234"/>
    </style:style>
    <style:style style:name="T50" style:family="text">
      <style:text-properties officeooo:rsid="0194125a"/>
    </style:style>
    <style:style style:name="T51" style:family="text">
      <style:text-properties officeooo:rsid="01944bf0"/>
    </style:style>
    <style:style style:name="T52" style:family="text">
      <style:text-properties fo:font-size="6pt" style:font-size-asian="6pt" style:font-size-complex="6pt"/>
    </style:style>
    <style:style style:name="T53" style:family="text">
      <style:text-properties officeooo:rsid="0194ef16"/>
    </style:style>
    <style:style style:name="T54" style:family="text">
      <style:text-properties officeooo:rsid="0198b1ce"/>
    </style:style>
    <style:style style:name="T55" style:family="text">
      <style:text-properties officeooo:rsid="019a268a"/>
    </style:style>
    <style:style style:name="T56" style:family="text">
      <style:text-properties officeooo:rsid="019bafd6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Darstellung von Zahlen im Computer</text:p>
      <text:p text:style-name="P14"/>
      <text:p text:style-name="P9"><text:span text:style-name="T11">Wenn du dich erinnerst: </text:span><text:span text:style-name="T12">Digitalisierung</text:span> <text:span text:style-name="T11">bedeutet die</text:span> Umwandlung von Information in Zahlen.</text:p>
      <text:p text:style-name="P10">Der ASCII-Code ordnet <text:span text:style-name="T11">zum Beispiel</text:span> jedem Buchstaben eine Zahl zu.</text:p>
      <text:p text:style-name="P15"><text:span text:style-name="T44">Ein Grund, Information zu digitalisieren ist, d</text:span>ass Computer nur mit Zahlen umgehen können.</text:p>
      <text:p text:style-name="P15"/>
      <text:p text:style-name="P12"><text:span text:style-name="T49">Wir </text:span>Menschen stellen Zahlen im <text:span text:style-name="T12">Dezimalsystem</text:span> dar <text:span text:style-name="T11">(dezimal = auf zehn bezogen)</text:span>. </text:p>
      <text:p text:style-name="P16"><text:span text:style-name="T49">Das heißt, wir v</text:span>erwenden zehn Ziffern: 0 bis 9.</text:p>
      <text:p text:style-name="P9"/>
      <text:p text:style-name="P13">Computer <text:span text:style-name="T11">rechnen mit elektrischen Schaltkreisen. In diesen Schaltkreisen gibt es nur zwei unterschiedliche Zustände: es fließt Strom, oder es fließt kein Strom. Mit diesen beiden Zuständen können Zahlen dargestellt werden, aber nur mit zwei Ziffern: 0 (kein Strom) und 1 (Strom).</text:span></text:p>
      <text:p text:style-name="P15"><text:span text:style-name="T44">Dazu</text:span> verwendet man das <text:span text:style-name="T12">Binärsystem</text:span> (binär = <text:span text:style-name="T44">auf zwei bezogen</text:span>).</text:p>
      <text:p text:style-name="P9"/>
      <text:p text:style-name="P15"><text:span text:style-name="T12">Beispiel</text:span>: Darstellung des Buchstaben K</text:p>
      <text:p text:style-name="P15"/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>Buchstabe</text:p>
          </table:table-cell>
          <table:table-cell table:style-name="Tabelle2.A1" office:value-type="string">
            <text:p text:style-name="P4">ASCII dezimal</text:p>
          </table:table-cell>
          <table:table-cell table:style-name="Tabelle2.C1" office:value-type="string">
            <text:p text:style-name="P4">ASCII binär</text:p>
          </table:table-cell>
        </table:table-row>
        <table:table-row>
          <table:table-cell table:style-name="Tabelle2.A2" office:value-type="string">
            <text:p text:style-name="P4">K</text:p>
          </table:table-cell>
          <table:table-cell table:style-name="Tabelle2.A2" office:value-type="string">
            <text:p text:style-name="P4">75</text:p>
          </table:table-cell>
          <table:table-cell table:style-name="Tabelle2.C2" office:value-type="string">
            <text:p text:style-name="P4">1001011</text:p>
          </table:table-cell>
        </table:table-row>
      </table:table>
      <text:p text:style-name="P10"/>
      <text:p text:style-name="P11"/>
      <text:p text:style-name="P58">Aufgabe <text:span text:style-name="T2">1: Schriftliche Addition (Wdh.)</text:span></text:p>
      <text:p text:style-name="P17"/>
      <text:p text:style-name="P20">Um das Rechnen mit Binärzahlen zu erarbeiten, wiederholen wir zunächst die schriftliche Addition.</text:p>
      <text:p text:style-name="P20">Berechne die folgenden Summen. Das „Ü“ steht hier für „<text:span text:style-name="T12">Übertrag</text:span>“.</text:p>
      <text:p text:style-name="P20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list xml:id="list3318177980" text:style-name="L1">
              <text:list-item>
                <text:p text:style-name="P96"><text:span text:style-name="T15"><text:s text:c="3"/></text:span><text:span text:style-name="T16">2</text:span><text:span text:style-name="T15"> 8 7</text:span></text:p>
                <text:p text:style-name="P98">+ <text:s/><text:span text:style-name="T18">4</text:span> <text:span text:style-name="T18">4</text:span> 3</text:p>
                <text:p text:style-name="P98">--------</text:p>
                <text:p text:style-name="P98">Ü</text:p>
                <text:p text:style-name="P98">--------</text:p>
              </text:list-item>
            </text:list>
            <text:p text:style-name="P28"/>
            <text:p text:style-name="P28"/>
          </table:table-cell>
          <table:table-cell table:style-name="Tabelle5.A1" office:value-type="string">
            <text:list xml:id="list184611758007185" text:continue-numbering="true" text:style-name="L1">
              <text:list-item>
                <text:p text:style-name="P97"><text:span text:style-name="T14"><text:s text:c="4"/></text:span><text:span text:style-name="T13">9 7 4 2</text:span></text:p>
                <text:p text:style-name="P99">+ <text:s text:c="4"/>5 3 8</text:p>
                <text:p text:style-name="P99">-----------</text:p>
                <text:p text:style-name="P99">Ü</text:p>
                <text:p text:style-name="P99">-----------</text:p>
              </text:list-item>
            </text:list>
            <text:p text:style-name="P18"/>
          </table:table-cell>
        </table:table-row>
      </table:table>
      <text:p text:style-name="P20"/>
      <text:p text:style-name="P59"><text:span text:style-name="T19">Aufgabe 2: </text:span>Zählen im Binärsystem</text:p>
      <text:p text:style-name="P32"/>
      <text:p text:style-name="P35">Im Dezimalsystem gilt: Wenn du zwei Ziffern addierst, deren Summe größer als die höchste Ziffer 9 ist, musst zu einen Übertrag für die nächste Stelle aufschreiben.</text:p>
      <text:p text:style-name="P33"/>
      <text:p text:style-name="P33">Im Binärsystem ist die höchste Ziffer die 1. Wenn du zwei Ziffern addierst, deren Summe größer als 1 ist, musst du einen Übertrag aufschreiben.</text:p>
      <text:p text:style-name="P33"/>
      <text:p text:style-name="P33">Daher sind die Regeln für die Addition von binären Ziffern:</text:p>
      <text:p text:style-name="P33"/>
      <text:p text:style-name="P50"><text:tab/>0 + 0 = 0</text:p>
      <text:p text:style-name="P50"><text:s/><text:tab/>0 + 1 = 1</text:p>
      <text:p text:style-name="P50"><text:s/><text:tab/>1 + 0 = 1</text:p>
      <text:p text:style-name="P50"><text:s/><text:tab/><text:span text:style-name="T12">1 + 1 = 0 Übertrag 1</text:span></text:p>
      <text:p text:style-name="P52"><text:s/></text:p>
      <text:p text:style-name="P79">Ziel ist, die Binärzahlen aufzuschreiben, die den Dezimalzahlen von 0 bis 16 entsprechen:</text:p>
      <text:p text:style-name="P21"/>
      <table:table table:name="Tabelle6" table:style-name="Tabelle6">
        <table:table-column table:style-name="Tabelle6.A" table:number-columns-repeated="2"/>
        <table:table-column table:style-name="Tabelle6.C"/>
        <table:table-column table:style-name="Tabelle6.D"/>
        <table:table-column table:style-name="Tabelle6.E"/>
        <table:table-row>
          <table:table-cell table:style-name="Tabelle6.A1" office:value-type="string">
            <text:p text:style-name="P7">dezimal</text:p>
          </table:table-cell>
          <table:table-cell table:style-name="Tabelle6.B1" office:value-type="string">
            <text:p text:style-name="P7">binär</text:p>
          </table:table-cell>
          <table:table-cell table:style-name="Tabelle6.C1" office:value-type="string">
            <text:p text:style-name="P5"/>
          </table:table-cell>
          <table:table-cell table:style-name="Tabelle6.A1" office:value-type="string">
            <text:p text:style-name="P7">dezimal</text:p>
          </table:table-cell>
          <table:table-cell table:style-name="Tabelle6.B1" office:value-type="string">
            <text:p text:style-name="P7">binär</text:p>
          </table:table-cell>
        </table:table-row>
        <table:table-row>
          <table:table-cell table:style-name="Tabelle6.A2" office:value-type="string">
            <text:p text:style-name="P6">0</text:p>
          </table:table-cell>
          <table:table-cell table:style-name="Tabelle6.B2" office:value-type="string">
            <text:p text:style-name="P7">0</text:p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8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1</text:p>
          </table:table-cell>
          <table:table-cell table:style-name="Tabelle6.B2" office:value-type="string">
            <text:p text:style-name="P7">1</text:p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9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2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0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3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1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4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2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5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3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6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4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6">7</text:p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5</text:p>
          </table:table-cell>
          <table:table-cell table:style-name="Tabelle6.B2" office:value-type="string">
            <text:p text:style-name="P5"/>
          </table:table-cell>
        </table:table-row>
        <table:table-row>
          <table:table-cell table:style-name="Tabelle6.A2" office:value-type="string">
            <text:p text:style-name="P5"/>
          </table:table-cell>
          <table:table-cell table:style-name="Tabelle6.B2" office:value-type="string">
            <text:p text:style-name="P5"/>
          </table:table-cell>
          <table:table-cell table:style-name="Tabelle6.C1" office:value-type="string">
            <text:p text:style-name="P5"/>
          </table:table-cell>
          <table:table-cell table:style-name="Tabelle6.A2" office:value-type="string">
            <text:p text:style-name="P6">16</text:p>
          </table:table-cell>
          <table:table-cell table:style-name="Tabelle6.B2" office:value-type="string">
            <text:p text:style-name="P5"/>
          </table:table-cell>
        </table:table-row>
      </table:table>
      <text:p text:style-name="P21"/>
      <text:p text:style-name="P21"/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string">
            <text:p text:style-name="P22">Um die Binärzahl <text:span text:style-name="T50">zu be</text:span>rechnen, die der Dezimalzahl 2 entspricht, </text:p>
            <text:p text:style-name="P22">addier<text:span text:style-name="T50">e</text:span> 1 + 1 im Binärsystem.</text:p>
            <text:p text:style-name="P22"/>
            <text:p text:style-name="P22">Das Ergebnis trage oben in die Tabelle ein.</text:p>
            <text:p text:style-name="P22">Dann addiere dazu wieder 1, um die Binärzahl für die 3 zu erhalten.</text:p>
            <text:p text:style-name="P22">Fahre damit solange fort, bis <text:span text:style-name="T50">d</text:span>u alle Binärzahlen bis zur 16 hast.</text:p>
          </table:table-cell>
          <table:table-cell table:style-name="Tabelle9.A1" office:value-type="string">
            <text:p text:style-name="P80"><text:s text:c="4"/><text:span text:style-name="T18">1</text:span></text:p>
            <text:p text:style-name="P80">+ <text:s text:c="2"/><text:span text:style-name="T18">1</text:span></text:p>
            <text:p text:style-name="P80">-----</text:p>
            <text:p text:style-name="P80">Ü</text:p>
            <text:p text:style-name="P80">-----</text:p>
          </table:table-cell>
        </table:table-row>
      </table:table>
      <text:p text:style-name="P22"/>
      <text:p text:style-name="P8"/>
      <table:table table:name="Tabelle8" table:style-name="Tabelle8">
        <table:table-column table:style-name="Tabelle8.A"/>
        <table:table-column table:style-name="Tabelle8.B" table:number-columns-repeated="3"/>
        <table:table-column table:style-name="Tabelle8.E"/>
        <table:table-row>
          <table:table-cell table:style-name="Tabelle8.A1" office:value-type="string">
            <text:p text:style-name="P91">3:</text:p>
            <text:p text:style-name="P80"><text:s text:c="2"/></text:p>
            <text:p text:style-name="P80">+ <text:s text:c="4"/></text:p>
            <text:p text:style-name="P80">------</text:p>
            <text:p text:style-name="P80">Ü </text:p>
            <text:p text:style-name="P80">------</text:p>
            <text:p text:style-name="P80"/>
          </table:table-cell>
          <table:table-cell table:style-name="Tabelle8.A1" office:value-type="string">
            <text:p text:style-name="P91">4:</text:p>
            <text:p text:style-name="P80"><text:s/></text:p>
            <text:p text:style-name="P80">+ <text:s text:c="2"/></text:p>
            <text:p text:style-name="P80">---------</text:p>
            <text:p text:style-name="P80">Ü</text:p>
            <text:p text:style-name="P80">---------</text:p>
            <text:p text:style-name="P80"/>
          </table:table-cell>
          <table:table-cell table:style-name="Tabelle8.A1" office:value-type="string">
            <text:p text:style-name="P91">5:</text:p>
            <text:p text:style-name="P80"><text:s/></text:p>
            <text:p text:style-name="P80">+ <text:s text:c="2"/></text:p>
            <text:p text:style-name="P80">---------</text:p>
            <text:p text:style-name="P80">Ü</text:p>
            <text:p text:style-name="P80">---------</text:p>
            <text:p text:style-name="P80"/>
          </table:table-cell>
          <table:table-cell table:style-name="Tabelle8.A1" office:value-type="string">
            <text:p text:style-name="P91">6:</text:p>
            <text:p text:style-name="P81"><text:s/></text:p>
            <text:p text:style-name="P80">+ <text:s text:c="2"/></text:p>
            <text:p text:style-name="P80">---------</text:p>
            <text:p text:style-name="P80">Ü</text:p>
            <text:p text:style-name="P80">---------</text:p>
            <text:p text:style-name="P80"/>
          </table:table-cell>
          <table:table-cell table:style-name="Tabelle8.A1" office:value-type="string">
            <text:p text:style-name="P92">7:</text:p>
            <text:p text:style-name="P80"><text:s/></text:p>
            <text:p text:style-name="P80">+ <text:s text:c="2"/></text:p>
            <text:p text:style-name="P80">---------</text:p>
            <text:p text:style-name="P80">Ü</text:p>
            <text:p text:style-name="P80">---------</text:p>
            <text:p text:style-name="P80"/>
          </table:table-cell>
        </table:table-row>
      </table:table>
      <text:p text:style-name="P8"/>
      <text:p text:style-name="P23">(von 8 bis 16 schreibe selbst auf die freie Fläche)</text:p>
      <text:p text:style-name="P8"/>
      <text:p text:style-name="P8"/>
      <text:p text:style-name="P54"/>
      <text:p text:style-name="P76">Aufgabe <text:span text:style-name="T19">3</text:span></text:p>
      <text:p text:style-name="P29"/>
      <text:p text:style-name="P36">Betrachte die Binärzahl<text:span text:style-name="T19">en von 0 bis 16, die du in Aufgabe 2 berechnet hast.</text:span></text:p>
      <text:p text:style-name="P37">Welche Muster (also Regelmäßigkeiten) erkennst du bei diesen Zahlen?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55">Aufgabe 4: <text:span text:style-name="T20">Addition von zwei Binärzahlen</text:span></text:p>
      <text:p text:style-name="P37"/>
      <text:p text:style-name="P40">Bei der Addition von zwei beliebigen Binärzahlen kann es wegen de<text:span text:style-name="T51">s</text:span> Übertrag<text:span text:style-name="T51">s</text:span> vorkommen, dass du drei Einsen addieren musst. Daher benötigen wir noch eine zusätzliche Regel:</text:p>
      <text:p text:style-name="P34"/>
      <text:p text:style-name="P51"><text:tab/>0 + 0 = 0</text:p>
      <text:p text:style-name="P51"><text:s/><text:tab/>0 + 1 = 1</text:p>
      <text:p text:style-name="P51"><text:s/><text:tab/>1 + 0 = 1</text:p>
      <text:p text:style-name="P51"><text:s/><text:tab/>1 + 1 = 0 Übertrag 1</text:p>
      <text:p text:style-name="P56"><text:s text:c="4"/>1 + 1 + 1 = 1 Übertrag 1</text:p>
      <text:p text:style-name="P53"/>
      <text:p text:style-name="P53"/>
      <text:p text:style-name="P39">Berechne die folgenden Summen:</text:p>
      <text:p text:style-name="P38"/>
      <table:table table:name="Tabelle3" table:style-name="Tabelle3">
        <table:table-column table:style-name="Tabelle3.A" table:number-columns-repeated="3"/>
        <table:table-row>
          <table:table-cell table:style-name="Tabelle3.A1" office:value-type="string">
            <text:p text:style-name="P83"><text:span text:style-name="T21">a) </text:span><text:s text:c="4"/>1 1 1</text:p>
            <text:p text:style-name="P83"><text:s text:c="3"/>+ <text:s text:c="4"/>1 1</text:p>
            <text:p text:style-name="P83"><text:s text:c="3"/>---------</text:p>
            <text:p text:style-name="P88"><text:s text:c="3"/>Ü</text:p>
            <text:p text:style-name="P83"><text:s text:c="3"/>---------</text:p>
            <text:p text:style-name="P83"/>
            <text:p text:style-name="P83"/>
            <text:p text:style-name="P83"/>
          </table:table-cell>
          <table:table-cell table:style-name="Tabelle3.A1" office:value-type="string">
            <text:p text:style-name="P84"><text:span text:style-name="T21"><text:s/>b)</text:span> <text:s text:c="2"/><text:span text:style-name="T20">1</text:span> <text:span text:style-name="T20">0 0 1</text:span></text:p>
            <text:p text:style-name="P84"><text:s text:c="4"/>+ <text:s text:c="2"/><text:span text:style-name="T20">1 1 0</text:span></text:p>
            <text:p text:style-name="P84"><text:s text:c="4"/>---------</text:p>
            <text:p text:style-name="P84"><text:s text:c="4"/>Ü</text:p>
            <text:p text:style-name="P84"><text:s text:c="4"/>---------</text:p>
          </table:table-cell>
          <table:table-cell table:style-name="Tabelle3.A1" office:value-type="string">
            <text:p text:style-name="P83"><text:span text:style-name="T21">c) </text:span><text:s text:c="4"/>1 1 0 1 1</text:p>
            <text:p text:style-name="P83"><text:s text:c="3"/>+ <text:s text:c="4"/>1 1 1 0</text:p>
            <text:p text:style-name="P83"><text:s text:c="3"/>-------------</text:p>
            <text:p text:style-name="P88"><text:s text:c="3"/>Ü</text:p>
            <text:p text:style-name="P83"><text:s text:c="3"/>-------------</text:p>
          </table:table-cell>
        </table:table-row>
        <table:table-row>
          <table:table-cell table:style-name="Tabelle3.A1" office:value-type="string">
            <text:p text:style-name="P85"><text:span text:style-name="T21">d) </text:span><text:s text:c="6"/>1 0 1 1</text:p>
            <text:p text:style-name="P85"><text:s text:c="3"/>+ 1 0 1 0 1 1 <text:s text:c="4"/></text:p>
            <text:p text:style-name="P85"><text:s text:c="3"/>-------------</text:p>
            <text:p text:style-name="P90"><text:s text:c="3"/>Ü</text:p>
            <text:p text:style-name="P85"><text:s text:c="3"/>-------------</text:p>
          </table:table-cell>
          <table:table-cell table:style-name="Tabelle3.A1" office:value-type="string">
            <text:p text:style-name="P84"><text:span text:style-name="T21"><text:s/>e) <text:s text:c="2"/></text:span><text:s text:c="2"/>1 1 1 1 1</text:p>
            <text:p text:style-name="P84"><text:s text:c="4"/>+ <text:s text:c="10"/>1 <text:s text:c="4"/></text:p>
            <text:p text:style-name="P84"><text:s text:c="4"/>-------------</text:p>
            <text:p text:style-name="P90"><text:s text:c="4"/>Ü</text:p>
            <text:p text:style-name="P84"><text:s text:c="4"/>-------------</text:p>
          </table:table-cell>
          <table:table-cell table:style-name="Tabelle3.A1" office:value-type="string">
            <text:p text:style-name="P83"/>
          </table:table-cell>
        </table:table-row>
      </table:table>
      <text:p text:style-name="P30"/>
      <text:p text:style-name="P29"/>
      <text:p text:style-name="P77"><text:span text:style-name="T51">Beispiel: </text:span>Addition von mehr als zwei Binärzahlen</text:p>
      <text:p text:style-name="P41"/>
      <table:table table:name="Tabelle4" table:style-name="Tabelle4">
        <table:table-column table:style-name="Tabelle4.A" table:number-columns-repeated="3"/>
        <table:table-row>
          <table:table-cell table:style-name="Tabelle4.A1" office:value-type="string">
            <text:p text:style-name="P61"><text:s text:c="6"/>1 1 <text:span text:style-name="T37">1</text:span></text:p>
            <text:p text:style-name="P61">+ <text:s text:c="6"/>1 <text:span text:style-name="T37">1</text:span></text:p>
            <text:p text:style-name="P61">+ <text:s text:c="4"/>1 1 <text:span text:style-name="T38">0</text:span> <text:s text:c="2"/>--&gt; </text:p>
            <text:p text:style-name="P61">+ <text:s text:c="6"/>1 <text:span text:style-name="T37">0</text:span></text:p>
            <text:p text:style-name="P61">-----------</text:p>
            <text:p text:style-name="P61">Ü <text:s text:c="6"/><text:span text:style-name="T22">1</text:span></text:p>
            <text:p text:style-name="P73"/>
            <text:p text:style-name="P61">-----------</text:p>
            <text:p text:style-name="P65"><text:span text:style-name="T4"><text:s text:c="10"/></text:span><text:span text:style-name="T30">0</text:span></text:p>
            <text:p text:style-name="P42"/>
            <text:p text:style-name="P42">Erste Stelle von rechts:</text:p>
            <text:p text:style-name="P24"><text:span text:style-name="T10">2</text:span><text:span text:style-name="T8"> mal 1</text:span><text:span text:style-name="T4"> = (binär) </text:span><text:span text:style-name="T26">1 </text:span><text:span text:style-name="T30">0</text:span></text:p>
            <text:p text:style-name="P68"/>
            <text:p text:style-name="P66"><text:span text:style-name="T8">d</text:span><text:span text:style-name="T4">ie rechte </text:span><text:span text:style-name="T30">0</text:span><text:span text:style-name="T4"> ist das Ergebnis,</text:span></text:p>
            <text:p text:style-name="P66"><text:span text:style-name="T4">die linke <text:s/></text:span><text:span text:style-name="T26">1</text:span><text:span text:style-name="T4"> der Übertrag.</text:span></text:p>
          </table:table-cell>
          <table:table-cell table:style-name="Tabelle4.A1" office:value-type="string">
            <text:p text:style-name="P61"><text:s text:c="6"/>1 <text:span text:style-name="T37">1</text:span> 1</text:p>
            <text:p text:style-name="P61">+ <text:s text:c="6"/><text:span text:style-name="T37">1</text:span> 1</text:p>
            <text:p text:style-name="P61">+ <text:s text:c="4"/>1 <text:span text:style-name="T37">1</text:span> <text:span text:style-name="T55">0</text:span> <text:s/>--&gt;</text:p>
            <text:p text:style-name="P61">+ <text:s text:c="6"/><text:span text:style-name="T37">1</text:span> 0</text:p>
            <text:p text:style-name="P61">-----------</text:p>
            <text:p text:style-name="P61">Ü <text:s text:c="2"/><text:span text:style-name="T36">1</text:span> <text:span text:style-name="T22">0</text:span> <text:span text:style-name="T37">1</text:span></text:p>
            <text:p text:style-name="P61"/>
            <text:p text:style-name="P61">-----------</text:p>
            <text:p text:style-name="P61"><text:s text:c="8"/><text:span text:style-name="T31">1</text:span> <text:span text:style-name="T54">0</text:span></text:p>
            <text:p text:style-name="P42"/>
            <text:p text:style-name="P42">Zweite Stelle von rechts:</text:p>
            <text:p text:style-name="P24"><text:span text:style-name="T4">5 mal 1 = (binär) </text:span><text:span text:style-name="T35">1</text:span><text:span text:style-name="T34"> </text:span><text:span text:style-name="T26">0 </text:span><text:span text:style-name="T28">1</text:span></text:p>
            <text:p text:style-name="P68"/>
            <text:p text:style-name="P66"><text:span text:style-name="T8">d</text:span><text:span text:style-name="T4">ie </text:span><text:span text:style-name="T28">1</text:span><text:span text:style-name="T4"> ist das Ergebnis,</text:span></text:p>
            <text:p text:style-name="P68">die <text:span text:style-name="T23">0</text:span> der <text:span text:style-name="T39">erste </text:span>Übertrag,</text:p>
            <text:p text:style-name="P70">die <text:span text:style-name="T36">1</text:span> der zweite Übertrag.</text:p>
          </table:table-cell>
          <table:table-cell table:style-name="Tabelle4.A1" office:value-type="string">
            <text:p text:style-name="P61"><text:s text:c="6"/><text:span text:style-name="T37">1</text:span> 1 1</text:p>
            <text:p text:style-name="P61">+ <text:s text:c="6"/>1 1</text:p>
            <text:p text:style-name="P61">+ <text:s text:c="4"/><text:span text:style-name="T37">1</text:span> 1 <text:span text:style-name="T54">0</text:span> <text:s/>--<text:span text:style-name="T40">&gt;</text:span></text:p>
            <text:p text:style-name="P61">+ <text:s text:c="6"/>1 0</text:p>
            <text:p text:style-name="P61">-----------</text:p>
            <text:p text:style-name="P61">Ü <text:s text:c="2"/>1 <text:span text:style-name="T37">0</text:span> 1</text:p>
            <text:p text:style-name="P61"><text:s text:c="4"/><text:span text:style-name="T22">1</text:span></text:p>
            <text:p text:style-name="P61">-----------</text:p>
            <text:p text:style-name="P62"><text:s text:c="6"/><text:span text:style-name="T31">0</text:span> 1 <text:span text:style-name="T54">0</text:span></text:p>
            <text:p text:style-name="P44"/>
            <text:p text:style-name="P25"><text:span text:style-name="T8">Dritte </text:span><text:span text:style-name="T4">Stelle von rechts:</text:span></text:p>
            <text:p text:style-name="P25"><text:span text:style-name="T8">2</text:span><text:span text:style-name="T4"> mal 1 = (binär) </text:span><text:span text:style-name="T27">1</text:span><text:span text:style-name="T26"> </text:span><text:span text:style-name="T29">0</text:span></text:p>
            <text:p text:style-name="P69"/>
            <text:p text:style-name="P67"><text:span text:style-name="T8">d</text:span><text:span text:style-name="T4">ie </text:span><text:span text:style-name="T29">0</text:span><text:span text:style-name="T4"> ist das Ergebnis,</text:span></text:p>
            <text:p text:style-name="P69">die <text:span text:style-name="T24">1</text:span> der Übertrag.</text:p>
            <text:p text:style-name="P71">Mit dem Übertrag von der vorigen Stelle sind es jetzt</text:p>
          </table:table-cell>
        </table:table-row>
        <table:table-row>
          <table:table-cell table:style-name="Tabelle4.A1" office:value-type="string">
            <text:p text:style-name="P63"><text:s text:c="6"/><text:span text:style-name="T41">1</text:span> 1 1</text:p>
            <text:p text:style-name="P63">+ <text:s text:c="6"/>1 1</text:p>
            <text:p text:style-name="P63">+ <text:s text:c="4"/><text:span text:style-name="T41">1</text:span> 1 0</text:p>
            <text:p text:style-name="P63">+ <text:s text:c="6"/>1 0</text:p>
            <text:p text:style-name="P63">-----------</text:p>
            <text:p text:style-name="P63">Ü <text:s text:c="2"/><text:span text:style-name="T37">1</text:span> <text:span text:style-name="T41">0</text:span> 1</text:p>
            <text:p text:style-name="P64"><text:s text:c="4"/><text:span text:style-name="T43">1</text:span></text:p>
            <text:p text:style-name="P63">-----------</text:p>
            <text:p text:style-name="P63"><text:s text:c="2"/><text:span text:style-name="T25">1</text:span> <text:span text:style-name="T32">0</text:span> <text:span text:style-name="T42">0</text:span> 1 <text:span text:style-name="T54">0</text:span></text:p>
            <text:p text:style-name="P43"/>
            <text:p text:style-name="P26"><text:span text:style-name="T9">Letzte</text:span><text:span text:style-name="T8"> </text:span><text:span text:style-name="T4">Stelle:</text:span></text:p>
            <text:p text:style-name="P43"><text:span text:style-name="T39">2</text:span> mal 1 = (binär) <text:span text:style-name="T24">1</text:span><text:span text:style-name="T22"> </text:span><text:span text:style-name="T33">0</text:span></text:p>
          </table:table-cell>
          <table:table-cell table:style-name="Tabelle4.A1" table:number-columns-spanned="2" office:value-type="string">
            <text:p text:style-name="P42"><text:s text:c="53"/><text:span text:style-name="T52"><text:s/></text:span><text:span text:style-name="T51">zwei Überträge.</text:span></text:p>
            <text:p text:style-name="P42"/>
            <text:p text:style-name="P42"/>
            <text:p text:style-name="P49">Zusammenfassung:</text:p>
            <text:p text:style-name="P46"/>
            <text:p text:style-name="P46">Wenn du x Einsen addierst, zum Beispiel 5 Einsen,</text:p>
            <text:p text:style-name="P46">ermittle die Binärzahl für x, zum Beispiel 1 0 1.</text:p>
            <text:p text:style-name="P46"/>
            <text:p text:style-name="P46">Die rechte Ziffer dieser Binärzahl ist das Ergebnis.</text:p>
            <text:p text:style-name="P46">Die anderen <text:span text:style-name="T53">Ziffern</text:span> werden unter den nächsten Stellen</text:p>
            <text:p text:style-name="P46">als Überträge geschrieben.</text:p>
          </table:table-cell>
          <table:covered-table-cell/>
        </table:table-row>
      </table:table>
      <text:p text:style-name="P74"/>
      <text:p text:style-name="P74"/>
      <text:p text:style-name="P72">Aufgabe <text:span text:style-name="T56">5</text:span></text:p>
      <text:p text:style-name="P29"/>
      <text:p text:style-name="P45">Addiere die folgenden Binärzahlen schriftlic<text:span text:style-name="T45">h:</text:span></text:p>
      <text:p text:style-name="P2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86"><text:span text:style-name="T21">a) </text:span><text:s text:c="6"/>1 1 <text:span text:style-name="T46">0</text:span></text:p>
            <text:p text:style-name="P86"><text:s text:c="3"/>+ <text:s text:c="2"/><text:span text:style-name="T46">1 0</text:span> 1 1</text:p>
            <text:p text:style-name="P86"><text:s text:c="3"/><text:span text:style-name="T46">+ <text:s text:c="4"/>1 1 1 <text:s text:c="4"/></text:span></text:p>
            <text:p text:style-name="P86"><text:s text:c="3"/>-----------</text:p>
            <text:p text:style-name="P89"><text:s text:c="3"/>Ü</text:p>
            <text:p text:style-name="P89"/>
            <text:p text:style-name="P86"><text:s text:c="3"/>-----------</text:p>
            <text:p text:style-name="P86"/>
            <text:p text:style-name="P86"/>
            <text:p text:style-name="P86"/>
          </table:table-cell>
          <table:table-cell table:style-name="Tabelle7.A1" office:value-type="string">
            <text:p text:style-name="P86"><text:span text:style-name="T21"><text:s/>b)</text:span> <text:s text:c="6"/>1 1 1 1</text:p>
            <text:p text:style-name="P86"><text:s text:c="4"/>+ <text:s text:c="6"/>1 0 1</text:p>
            <text:p text:style-name="P86"><text:s text:c="4"/>+ <text:s text:c="4"/>1 0 1 1</text:p>
            <text:p text:style-name="P86"><text:s text:c="4"/>+ <text:s text:c="4"/>1 0 0 1</text:p>
            <text:p text:style-name="P86"><text:s text:c="4"/>+ <text:s text:c="6"/>1 1 0 </text:p>
            <text:p text:style-name="P86"><text:s text:c="4"/>-------------</text:p>
            <text:p text:style-name="P86"><text:s text:c="4"/>Ü </text:p>
            <text:p text:style-name="P86"/>
            <text:p text:style-name="P86"><text:s text:c="4"/>-------------</text:p>
            <text:p text:style-name="P86"/>
          </table:table-cell>
          <table:table-cell table:style-name="Tabelle7.A1" office:value-type="string">
            <text:p text:style-name="P86"><text:span text:style-name="T21">c) </text:span><text:s text:c="6"/><text:span text:style-name="T46">1 1 1</text:span></text:p>
            <text:p text:style-name="P86"><text:s text:c="3"/>+ <text:s text:c="4"/>1 <text:span text:style-name="T46">0</text:span> 1</text:p>
            <text:p text:style-name="P86"><text:s text:c="3"/><text:span text:style-name="T46">+ <text:s text:c="4"/>1 1 1</text:span></text:p>
            <text:p text:style-name="P86"><text:s text:c="3"/><text:span text:style-name="T46">+ <text:s text:c="4"/>1 0 1</text:span></text:p>
            <text:p text:style-name="P86"><text:s text:c="3"/><text:span text:style-name="T46">+ <text:s text:c="4"/>1 1 1</text:span></text:p>
            <text:p text:style-name="P86"><text:s text:c="3"/>-----------</text:p>
            <text:p text:style-name="P89"><text:s text:c="3"/>Ü</text:p>
            <text:p text:style-name="P89"/>
            <text:p text:style-name="P86"><text:s text:c="3"/>-----------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string">
            <text:p text:style-name="P78">Binäre Multiplikation</text:p>
            <text:p text:style-name="P19"/>
            <text:p text:style-name="P27">Erinnere dich an die schriftliche Multiplikation von </text:p>
            <text:p text:style-name="P27">Dezimalzahlen. </text:p>
            <text:p text:style-name="P27"/>
            <text:p text:style-name="P27">Die binäre Multiplikation funktioniert genauso.</text:p>
            <text:p text:style-name="P27">Sie ist aber noch einfacher zu berechnen, da wir </text:p>
            <text:p text:style-name="P27">nur mit 0 oder 1 multiplizieren müssen:</text:p>
            <text:p text:style-name="P27"/>
            <text:p text:style-name="P27">Jede Binärzahl mit 0 multipliziert ist 0.</text:p>
            <text:p text:style-name="P27">Jede Binärzahl mit 1 multipliziert ist die Zahl selbst.</text:p>
          </table:table-cell>
          <table:table-cell table:style-name="Tabelle10.A1" office:value-type="string">
            <text:p text:style-name="P82">1 4 5 <text:span text:style-name="T17">·</text:span> 7 3</text:p>
            <text:p text:style-name="P82">-----------</text:p>
            <text:p text:style-name="P82"/>
            <text:p text:style-name="P82"/>
            <text:p text:style-name="P82">-----------</text:p>
            <text:p text:style-name="P93">Ü</text:p>
            <text:p text:style-name="P93">-----------</text:p>
            <text:p text:style-name="P95"/>
          </table:table-cell>
        </table:table-row>
      </table:table>
      <text:p text:style-name="P47"/>
      <text:p text:style-name="P47"/>
      <text:p text:style-name="P57">Aufgabe <text:span text:style-name="T56">6</text:span></text:p>
      <text:p text:style-name="P48"/>
      <text:p text:style-name="P48">Berechne die folgenden Produkte schriftlich:</text:p>
      <text:p text:style-name="P29"/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string">
            <text:p text:style-name="P94">a) <text:s/>1 1 0 1 1 <text:span text:style-name="T17">·</text:span> 1 0 1 0 1</text:p>
            <text:p text:style-name="P87"><text:s text:c="4"/>---------------------</text:p>
            <text:p text:style-name="P87"><text:s text:c="3"/></text:p>
            <text:p text:style-name="P87"><text:s text:c="3"/></text:p>
            <text:p text:style-name="P87"/>
            <text:p text:style-name="P87"/>
            <text:p text:style-name="P87"/>
            <text:p text:style-name="P87"/>
            <text:p text:style-name="P87"><text:s text:c="4"/>---------------------</text:p>
            <text:p text:style-name="P87"><text:s text:c="4"/><text:span text:style-name="T47">Ü</text:span> <text:s text:c="2"/></text:p>
            <text:p text:style-name="P87"/>
            <text:p text:style-name="P87"><text:s text:c="4"/>---------------------</text:p>
            <text:p text:style-name="P87"/>
          </table:table-cell>
          <table:table-cell table:style-name="Tabelle11.A1" office:value-type="string">
            <text:p text:style-name="P94"><text:span text:style-name="T48">b</text:span>) 1 0 1 1 1 <text:span text:style-name="T17">·</text:span> 1 0 1 1 1</text:p>
            <text:p text:style-name="P87"><text:s text:c="3"/>---------------------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><text:s text:c="3"/>---------------------</text:p>
            <text:p text:style-name="P87"><text:s text:c="3"/><text:span text:style-name="T47">Ü </text:span></text:p>
            <text:p text:style-name="P87"/>
            <text:p text:style-name="P87"><text:s text:c="3"/>---------------------</text:p>
            <text:p text:style-name="P87"/>
          </table:table-cell>
        </table:table-row>
      </table:table>
      <text:p text:style-name="P3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text:anchor-type="paragraph" draw:z-index="0" draw:name="Form1" draw:style-name="gr1" draw:text-style-name="P100" svg:width="1.795cm" svg:height="0.63cm" svg:x="15.161cm" svg:y="0.376cm"><draw:image xlink:href="Pictures/10000000000000580000001F196641809BB809C4.png" xlink:type="simple" xlink:show="embed" xlink:actuate="onLoad" loext:mime-type="image/png"><text:p/></draw:image></draw:frame></text:p>
      <text:p text:style-name="P60"><text:span text:style-name="T3">Autor:</text:span><text:span text:style-name="T7"> C</text:span><text:span text:style-name="T4">hristian Pothmann,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anuar 202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fe147" officeooo:paragraph-rsid="016fe14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Binärzahlen</text:p>
            </table:table-cell>
            <table:table-cell table:style-name="Tabelle1.A1" office:value-type="string">
              <text:p text:style-name="MP2">Seite <text:page-number text:select-page="current">5</text:page-number></text:p>
            </table:table-cell>
            <table:table-cell table:style-name="Tabelle1.A1" office:value-type="string">
              <text:p text:style-name="MP3">I<text:span text:style-name="MT1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3-05T18:46:10.745000000</dc:date>
    <meta:editing-duration>P3DT14H59M55S</meta:editing-duration>
    <meta:editing-cycles>279</meta:editing-cycles>
    <meta:generator>LibreOffice/6.2.5.2$Windows_X86_64 LibreOffice_project/1ec314fa52f458adc18c4f025c545a4e8b22c159</meta:generator>
    <meta:document-statistic meta:table-count="11" meta:image-count="0" meta:object-count="0" meta:page-count="5" meta:paragraph-count="251" meta:word-count="956" meta:character-count="5229" meta:non-whitespace-character-count="3969"/>
  </office:meta>
</office:document-meta>
</file>